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5mm"/>
    </style:style>
    <style:style style:name="co2" style:family="table-column">
      <style:table-column-properties fo:break-before="auto" style:column-width="53.18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71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44.98mm"/>
    </style:style>
    <style:style style:name="co8" style:family="table-column">
      <style:table-column-properties fo:break-before="auto" style:column-width="44.45mm"/>
    </style:style>
    <style:style style:name="co9" style:family="table-column">
      <style:table-column-properties fo:break-before="auto" style:column-width="37.84mm"/>
    </style:style>
    <style:style style:name="co10" style:family="table-column">
      <style:table-column-properties fo:break-before="auto" style:column-width="51.59mm"/>
    </style:style>
    <style:style style:name="co11" style:family="table-column">
      <style:table-column-properties fo:break-before="auto" style:column-width="43.66mm"/>
    </style:style>
    <style:style style:name="ro1" style:family="table-row">
      <style:table-row-properties style:row-height="11.02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7.18mm" fo:break-before="auto" style:use-optimal-row-height="true"/>
    </style:style>
    <style:style style:name="ro4" style:family="table-row">
      <style:table-row-properties style:row-height="11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16" style:family="table-cell" style:parent-style-name="Default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Kotlin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style-name="ce7"/>
          <table:table-cell table:number-columns-repeated="1017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cann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scanner.nextInt()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if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string" calcext:value-type="string">
            <text:p>firstBord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println</text:p>
          </table:table-cell>
          <table:table-cell table:style-name="ce10" office:value-type="float" office:value="5" calcext:value-type="float">
            <text:p>5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string" calcext:value-type="string">
            <text:p>secondBorder</text:p>
          </table:table-cell>
          <table:table-cell table:style-name="ce10" office:value-type="float" office:value="3" calcext:value-type="float">
            <text:p>3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Scanner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||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string" calcext:value-type="string">
            <text:p>numberToPrint</text:p>
          </table:table-cell>
          <table:table-cell table:style-name="ce10" office:value-type="float" office:value="6" calcext:value-type="float">
            <text:p>6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!=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4" calcext:value-type="float">
            <text:p>4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exitProcess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" calcext:value-type="float">
            <text:p>2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mutableListOf&lt;Int&gt;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7"/>
          <table:table-cell table:number-columns-repeated="1017"/>
        </table:table-row>
        <table:table-row table:style-name="ro1">
          <table:table-cell table:style-name="ce3" table:formula="of:=[.A11]+1" office:value-type="float" office:value="10" calcext:value-type="float">
            <text:p>10</text:p>
          </table:table-cell>
          <table:table-cell office:value-type="string" calcext:value-type="string">
            <text:p>for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office:value-type="string" calcext:value-type="string">
            <text:p>oddNumber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3" table:formula="of:=[.A12]+1" office:value-type="float" office:value="11" calcext:value-type="float">
            <text:p>11</text:p>
          </table:table-cell>
          <table:table-cell office:value-type="string" calcext:value-type="string">
            <text:p>in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2]+1" office:value-type="float" office:value="11" calcext:value-type="float">
            <text:p>11</text:p>
          </table:table-cell>
          <table:table-cell office:value-type="string" calcext:value-type="string">
            <text:p>it 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table:formula="of:=[.A13]+1" office:value-type="float" office:value="12" calcext:value-type="float">
            <text:p>12</text:p>
          </table:table-cell>
          <table:table-cell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4]+1" office:value-type="float" office:value="13" calcext:value-type="float">
            <text:p>13</text:p>
          </table:table-cell>
          <table:table-cell office:value-type="string" calcext:value-type="string">
            <text:p>'=='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5]+1"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6]+1"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7]+1" office:value-type="float" office:value="16" calcext:value-type="float">
            <text:p>16</text:p>
          </table:table-cell>
          <table:table-cell office:value-type="string" calcext:value-type="string">
            <text:p>add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8]+1" office:value-type="float" office:value="17" calcext:value-type="float">
            <text:p>17</text:p>
          </table:table-cell>
          <table:table-cell office:value-type="string" calcext:value-type="string">
            <text:p>filter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19]+1" office:value-type="float" office:value="18" calcext:value-type="float">
            <text:p>18</text:p>
          </table:table-cell>
          <table:table-cell office:value-type="string" calcext:value-type="string">
            <text:p>toString().length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3" table:formula="of:=[.A20]+1" office:value-type="float" office:value="19" calcext:value-type="float">
            <text:p>19</text:p>
          </table:table-cell>
          <table:table-cell office:value-type="string" calcext:value-type="string">
            <text:p>System.in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/>
          <table:table-cell table:style-name="ce11"/>
          <table:table-cell table:number-columns-repeated="1018"/>
        </table:table-row>
        <table:table-row table:style-name="ro1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.size</text:p>
          </table:table-cell>
          <table:table-cell table:style-name="ce12" office:value-type="float" office:value="3" calcext:value-type="float">
            <text:p>3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a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1</text:p>
          </table:table-cell>
          <table:table-cell table:formula="of:=[.A23]" office:value-type="float" office:value="21" calcext:value-type="float">
            <text:p>21</text:p>
          </table:table-cell>
          <table:table-cell/>
          <table:table-cell office:value-type="string" calcext:value-type="string">
            <text:p>n</text:p>
          </table:table-cell>
          <table:table-cell table:formula="of:=SUM([.B24:.B25])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2</text:p>
          </table:table-cell>
          <table:table-cell table:formula="of:=[.D13]" office:value-type="float" office:value="11" calcext:value-type="float">
            <text:p>11</text:p>
          </table:table-cell>
          <table:table-cell/>
          <table:table-cell office:value-type="string" calcext:value-type="string">
            <text:p>N“</text:p>
          </table:table-cell>
          <table:table-cell table:formula="of:=[.B24]*LOG([.B24];2)+[.B25]*LOG([.B25];2)" office:value-type="float" office:value="130.292413683364" calcext:value-type="float">
            <text:p>130,292413683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1</text:p>
          </table:table-cell>
          <table:table-cell table:formula="of:=SUM([.C3:.C23])" office:value-type="float" office:value="37" calcext:value-type="float">
            <text:p>37</text:p>
          </table:table-cell>
          <table:table-cell/>
          <table:table-cell office:value-type="string" calcext:value-type="string">
            <text:p>V</text:p>
          </table:table-cell>
          <table:table-cell table:formula="of:=([.B26]+[.B27])*LOG([.E24];2)" office:value-type="float" office:value="335" calcext:value-type="float">
            <text:p>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2</text:p>
          </table:table-cell>
          <table:table-cell table:formula="of:=SUM([.F3:.F13])" office:value-type="float" office:value="30" calcext:value-type="float">
            <text:p>30</text:p>
          </table:table-cell>
          <table:table-cell/>
          <table:table-cell office:value-type="string" calcext:value-type="string">
            <text:p>V“</text:p>
          </table:table-cell>
          <table:table-cell table:formula="of:=[.E25]*LOG([.B28];2)" office:value-type="float" office:value="336.801003499945" calcext:value-type="float">
            <text:p>336,8010034999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“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</text:p>
          </table:table-cell>
          <table:table-cell table:formula="of:=[.E27]/[.E26]" office:value-type="float" office:value="1.00537612985058" calcext:value-type="float">
            <text:p>1,0053761298505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“</text:p>
          </table:table-cell>
          <table:table-cell table:formula="of:=2*[.B25]/([.B24]*[.B27])" office:value-type="float" office:value="0.0349206349206349" calcext:value-type="float">
            <text:p>0,03492063492063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C</text:p>
          </table:table-cell>
          <table:table-cell table:formula="of:=[.E26]/([.E29]*2)" office:value-type="float" office:value="4796.59090909091" calcext:value-type="float">
            <text:p>4796,590909090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C“</text:p>
          </table:table-cell>
          <table:table-cell table:formula="of:=[.E26]/[.E28]" office:value-type="float" office:value="333.208627153091" calcext:value-type="float">
            <text:p>333,2086271530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formula="of:=1/[.E29]" office:value-type="float" office:value="28.6363636363636" calcext:value-type="float">
            <text:p>28,63636363636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table:formula="of:=[.E30]/18" office:value-type="float" office:value="266.477272727273" calcext:value-type="float">
            <text:p>266,4772727272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26]/[.E32]" office:value-type="float" office:value="11.6984126984127" calcext:value-type="float">
            <text:p>11,698412698412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table:formula="of:=[.E28]^2*[.E26]" office:value-type="float" office:value="338.611689428566" calcext:value-type="float">
            <text:p>338,611689428566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" table:style-name="ta1"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4" table:default-cell-style-name="ce15"/>
        <table:table-column table:style-name="co7" table:default-cell-style-name="ce15"/>
        <table:table-column table:style-name="co4" table:number-columns-repeated="1019" table:default-cell-style-name="ce15"/>
        <table:table-row table:style-name="ro2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number-columns-repeated="101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=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order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int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string" calcext:value-type="string">
            <text:p>border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input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str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len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string" calcext:value-type="string">
            <text:p>numbersToPrin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print</text:p>
          </table:table-cell>
          <table:table-cell table:style-name="ce10" office:value-type="float" office:value="4" calcext:value-type="float">
            <text:p>4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string" calcext:value-type="string">
            <text:p>oddCoun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sys.exit()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[]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for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5" office:value-type="string" calcext:value-type="string">
            <text:p>range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5"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5" office:value-type="string" calcext:value-type="string">
            <text:p>if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5" office:value-type="string" calcext:value-type="string">
            <text:p>%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5" office:value-type="string" calcext:value-type="string">
            <text:p>//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5" office:value-type="string" calcext:value-type="string">
            <text:p>'=='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5" office:value-type="string" calcext:value-type="string">
            <text:p>!=</text:p>
          </table:table-cell>
          <table:table-cell table:style-name="ce11" office:value-type="float" office:value="3" calcext:value-type="float">
            <text:p>3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5" office:value-type="string" calcext:value-type="string">
            <text:p>append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+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2">
          <table:table-cell table:style-name="ce4" table:formula="of:=[.A22]+1" office:value-type="float" office:value="21" calcext:value-type="float">
            <text:p>21</text:p>
          </table:table-cell>
          <table:table-cell table:style-name="ce5" office:value-type="string" calcext:value-type="string">
            <text:p>+=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4" table:formula="of:=[.A23]+1" office:value-type="float" office:value="22" calcext:value-type="float">
            <text:p>22</text:p>
          </table:table-cell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4]+1" office:value-type="float" office:value="23" calcext:value-type="float">
            <text:p>23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[.A25]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formula="of:=SUM([.B28:.B29])" office:value-type="float" office:value="33" calcext:value-type="float">
            <text:p>33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[.D12]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“</text:p>
          </table:table-cell>
          <table:table-cell table:style-name="ce5" table:formula="of:=[.B28]*LOG([.B28];2)+[.B29]*LOG([.B29];2)" office:value-type="float" office:value="137.261205938185" calcext:value-type="float">
            <text:p>137,26120593818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SUM([.C3:.C25])" office:value-type="float" office:value="39" calcext:value-type="float">
            <text:p>39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table:formula="of:=([.B30]+[.B31])*LOG([.E28];2)" office:value-type="float" office:value="337.974405997016" calcext:value-type="float">
            <text:p>337,97440599701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SUM([.F3:.F12])" office:value-type="float" office:value="28" calcext:value-type="float">
            <text:p>28</text:p>
          </table:table-cell>
          <table:table-cell table:style-name="ce5"/>
          <table:table-cell table:style-name="ce5" office:value-type="string" calcext:value-type="string">
            <text:p>V“</text:p>
          </table:table-cell>
          <table:table-cell table:style-name="ce5" table:formula="of:=[.E29]*LOG([.B32];2)" office:value-type="float" office:value="354.815070153972" calcext:value-type="float">
            <text:p>354,815070153972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“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5" table:formula="of:=[.E31]/[.E30]" office:value-type="float" office:value="1.04982822325636" calcext:value-type="float">
            <text:p>1,0498282232563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“</text:p>
          </table:table-cell>
          <table:table-cell table:style-name="ce5" table:formula="of:=2*[.B29]/([.B28]*[.B31])" office:value-type="float" office:value="0.031055900621118" calcext:value-type="float">
            <text:p>0,031055900621118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</text:p>
          </table:table-cell>
          <table:table-cell table:style-name="ce5" table:formula="of:=[.E30]/([.E33]*2)" office:value-type="float" office:value="5441.38793655196" calcext:value-type="float">
            <text:p>5441,38793655196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“</text:p>
          </table:table-cell>
          <table:table-cell table:style-name="ce5" table:formula="of:=[.E30]/[.E32]" office:value-type="float" office:value="321.933053913035" calcext:value-type="float">
            <text:p>321,933053913035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1/[.E33]" office:value-type="float" office:value="32.2" calcext:value-type="float">
            <text:p>32,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formula="of:=[.E34]/18" office:value-type="float" office:value="302.299329808442" calcext:value-type="float">
            <text:p>302,29932980844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I</text:p>
          </table:table-cell>
          <table:table-cell table:style-name="ce5" table:formula="of:=[.E30]/[.E36]" office:value-type="float" office:value="10.4960995651247" calcext:value-type="float">
            <text:p>10,4960995651247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[.E32]^2*[.E30]" office:value-type="float" office:value="372.494874684326" calcext:value-type="float">
            <text:p>372,494874684326</text:p>
          </table:table-cell>
          <table:table-cell table:number-columns-repeated="1019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++" table:style-name="ta1">
        <table:table-column table:style-name="co4" table:default-cell-style-name="ce16"/>
        <table:table-column table:style-name="co8" table:default-cell-style-name="ce16"/>
        <table:table-column table:style-name="co9" table:default-cell-style-name="ce16"/>
        <table:table-column table:style-name="co4" table:default-cell-style-name="ce16"/>
        <table:table-column table:style-name="co10" table:default-cell-style-name="ce16"/>
        <table:table-column table:style-name="co11" table:default-cell-style-name="ce16"/>
        <table:table-column table:style-name="co4" table:number-columns-repeated="1018" table:default-cell-style-name="ce16"/>
        <table:table-row table:style-name="ro2">
          <table:table-cell table:style-name="ce1" office:value-type="string" calcext:value-type="string" table:number-columns-spanned="3" table:number-rows-spanned="1">
            <text:p>Операторы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Операнды</text:p>
          </table:table-cell>
          <table:covered-table-cell table:number-columns-repeated="2" table:style-name="ce1"/>
          <table:table-cell table:number-columns-repeated="1018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тор</text:p>
          </table:table-cell>
          <table:table-cell table:style-name="ce9" office:value-type="string" calcext:value-type="string">
            <text:p>Число вхождений</text:p>
          </table:table-cell>
          <table:table-cell table:style-name="ce2" office:value-type="string" calcext:value-type="string">
            <text:p>N</text:p>
          </table:table-cell>
          <table:table-cell table:style-name="ce6" office:value-type="string" calcext:value-type="string">
            <text:p>Операнд</text:p>
          </table:table-cell>
          <table:table-cell table:style-name="ce9" office:value-type="string" calcext:value-type="string">
            <text:p>Число вхождений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int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order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7" office:value-type="string" calcext:value-type="string">
            <text:p>main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3]+1" office:value-type="float" office:value="2" calcext:value-type="float">
            <text:p>2</text:p>
          </table:table-cell>
          <table:table-cell table:style-name="ce7" office:value-type="string" calcext:value-type="string">
            <text:p>border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7" office:value-type="string" calcext:value-type="string">
            <text:p>||</text:p>
          </table:table-cell>
          <table:table-cell table:style-name="ce10" office:value-type="float" office:value="3" calcext:value-type="float">
            <text:p>3</text:p>
          </table:table-cell>
          <table:table-cell table:style-name="ce3" table:formula="of:=[.D4]+1" office:value-type="float" office:value="3" calcext:value-type="float">
            <text:p>3</text:p>
          </table:table-cell>
          <table:table-cell table:style-name="ce7" office:value-type="float" office:value="99" calcext:value-type="float">
            <text:p>9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7" office:value-type="string" calcext:value-type="string">
            <text:p>scanf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5]+1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7" office:value-type="string" calcext:value-type="string">
            <text:p>&gt;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6]+1" office:value-type="float" office:value="5" calcext:value-type="float">
            <text:p>5</text:p>
          </table:table-cell>
          <table:table-cell table:style-name="ce7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7" office:value-type="string" calcext:value-type="string">
            <text:p>&lt;</text:p>
          </table:table-cell>
          <table:table-cell table:style-name="ce10" office:value-type="float" office:value="2" calcext:value-type="float">
            <text:p>2</text:p>
          </table:table-cell>
          <table:table-cell table:style-name="ce3" table:formula="of:=[.D7]+1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7" office:value-type="string" calcext:value-type="string">
            <text:p>cout</text:p>
          </table:table-cell>
          <table:table-cell table:style-name="ce10" office:value-type="float" office:value="6" calcext:value-type="float">
            <text:p>6</text:p>
          </table:table-cell>
          <table:table-cell table:style-name="ce3" table:formula="of:=[.D8]+1" office:value-type="float" office:value="7" calcext:value-type="float">
            <text:p>7</text:p>
          </table:table-cell>
          <table:table-cell table:style-name="ce7" office:value-type="string" calcext:value-type="string">
            <text:p>i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7" office:value-type="string" calcext:value-type="string">
            <text:p>«</text:p>
          </table:table-cell>
          <table:table-cell table:style-name="ce10" office:value-type="float" office:value="11" calcext:value-type="float">
            <text:p>11</text:p>
          </table:table-cell>
          <table:table-cell table:style-name="ce3" table:formula="of:=[.D9]+1" office:value-type="float" office:value="8" calcext:value-type="float">
            <text:p>8</text:p>
          </table:table-cell>
          <table:table-cell table:style-name="ce7" office:value-type="string" calcext:value-type="string">
            <text:p>numbersToPrint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7" office:value-type="string" calcext:value-type="string">
            <text:p>exit</text:p>
          </table:table-cell>
          <table:table-cell table:style-name="ce10" office:value-type="float" office:value="1" calcext:value-type="float">
            <text:p>1</text:p>
          </table:table-cell>
          <table:table-cell table:style-name="ce3" table:formula="of:=[.D10]+1" office:value-type="float" office:value="9" calcext:value-type="float">
            <text:p>9</text:p>
          </table:table-cell>
          <table:table-cell table:style-name="ce7" office:value-type="string" calcext:value-type="string">
            <text:p>oddCount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5" office:value-type="string" calcext:value-type="string">
            <text:p>vector&lt;int&gt;</text:p>
          </table:table-cell>
          <table:table-cell table:style-name="ce11" office:value-type="float" office:value="1" calcext:value-type="float">
            <text:p>1</text:p>
          </table:table-cell>
          <table:table-cell table:style-name="ce3" table:formula="of:=[.D11]+1" office:value-type="float" office:value="10" calcext:value-type="float">
            <text:p>10</text:p>
          </table:table-cell>
          <table:table-cell table:style-name="ce5" office:value-type="string" calcext:value-type="string">
            <text:p>endl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style-name="ce3" table:formula="of:=[.A12]+1" office:value-type="float" office:value="11" calcext:value-type="float">
            <text:p>11</text:p>
          </table:table-cell>
          <table:table-cell table:style-name="ce5" office:value-type="string" calcext:value-type="string">
            <text:p>=</text:p>
          </table:table-cell>
          <table:table-cell table:style-name="ce11" office:value-type="float" office:value="3" calcext:value-type="float">
            <text:p>3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5" office:value-type="string" calcext:value-type="string">
            <text:p>for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4]+1" office:value-type="float" office:value="13" calcext:value-type="float">
            <text:p>13</text:p>
          </table:table-cell>
          <table:table-cell table:style-name="ce5" office:value-type="string" calcext:value-type="string">
            <text:p>&lt;=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5]+1" office:value-type="float" office:value="14" calcext:value-type="float">
            <text:p>14</text:p>
          </table:table-cell>
          <table:table-cell table:style-name="ce5" office:value-type="string" calcext:value-type="string">
            <text:p>++</text:p>
          </table:table-cell>
          <table:table-cell table:style-name="ce11" office:value-type="float" office:value="2" calcext:value-type="float">
            <text:p>2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table:style-name="ce5" office:value-type="string" calcext:value-type="string">
            <text:p>abs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7]+1" office:value-type="float" office:value="16" calcext:value-type="float">
            <text:p>16</text:p>
          </table:table-cell>
          <table:table-cell table:style-name="ce5" office:value-type="string" calcext:value-type="string">
            <text:p>%</text:p>
          </table:table-cell>
          <table:table-cell table:style-name="ce11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8]+1" office:value-type="float" office:value="17" calcext:value-type="float">
            <text:p>17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5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3" table:formula="of:=[.A20]+1" office:value-type="float" office:value="19" calcext:value-type="float">
            <text:p>19</text:p>
          </table:table-cell>
          <table:table-cell table:style-name="ce5" office:value-type="string" calcext:value-type="string">
            <text:p><text:span text:style-name="T1">'==</text:span><text:span text:style-name="T2">'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5"/>
          <table:table-cell table:style-name="ce11"/>
          <table:table-cell table:number-columns-repeated="1018"/>
        </table:table-row>
        <table:table-row table:style-name="ro2">
          <table:table-cell table:style-name="ce4" table:formula="of:=[.A21]+1" office:value-type="float" office:value="20" calcext:value-type="float">
            <text:p>20</text:p>
          </table:table-cell>
          <table:table-cell table:style-name="ce8" office:value-type="string" calcext:value-type="string">
            <text:p>push_back</text:p>
          </table:table-cell>
          <table:table-cell table:style-name="ce12" office:value-type="float" office:value="1" calcext:value-type="float">
            <text:p>1</text:p>
          </table:table-cell>
          <table:table-cell table:style-name="ce14"/>
          <table:table-cell table:style-name="ce8"/>
          <table:table-cell table:style-name="ce12"/>
          <table:table-cell table:number-columns-repeated="1018"/>
        </table:table-row>
        <table:table-row table:style-name="ro2">
          <table:table-cell table:style-name="ce4" table:formula="of:=[.A22]+1" office:value-type="float" office:value="21" calcext:value-type="float">
            <text:p>21</text:p>
          </table:table-cell>
          <table:table-cell table:style-name="ce5" office:value-type="string" calcext:value-type="string">
            <text:p>if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8"/>
        </table:table-row>
        <table:table-row table:style-name="ro2">
          <table:table-cell table:style-name="ce4" table:formula="of:=[.A23]+1" office:value-type="float" office:value="22" calcext:value-type="float">
            <text:p>22</text:p>
          </table:table-cell>
          <table:table-cell office:value-type="string" calcext:value-type="string">
            <text:p>.siz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4]+1" office:value-type="float" office:value="23" calcext:value-type="float">
            <text:p>23</text:p>
          </table:table-cell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>
          <table:table-cell table:style-name="ce4" table:formula="of:=[.A25]+1" office:value-type="float" office:value="24" calcext:value-type="float">
            <text:p>24</text:p>
          </table:table-cell>
          <table:table-cell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2" table:number-rows-repeated="7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[.A26]" office:value-type="float" office:value="24" calcext:value-type="float">
            <text:p>24</text:p>
          </table:table-cell>
          <table:table-cell table:style-name="ce5"/>
          <table:table-cell table:style-name="ce5" office:value-type="string" calcext:value-type="string">
            <text:p>n</text:p>
          </table:table-cell>
          <table:table-cell table:style-name="ce5" table:formula="of:=SUM([.B34:.B35])" office:value-type="float" office:value="34" calcext:value-type="float">
            <text:p>34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[.D12]" office:value-type="float" office:value="10" calcext:value-type="float">
            <text:p>10</text:p>
          </table:table-cell>
          <table:table-cell table:style-name="ce5"/>
          <table:table-cell table:style-name="ce5" office:value-type="string" calcext:value-type="string">
            <text:p>N“</text:p>
          </table:table-cell>
          <table:table-cell table:style-name="ce5" table:formula="of:=[.B34]*LOG([.B34];2)+[.B35]*LOG([.B35];2)" office:value-type="float" office:value="143.258380966181" calcext:value-type="float">
            <text:p>143,258380966181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 calcext:value-type="string">
            <text:p>N1</text:p>
          </table:table-cell>
          <table:table-cell table:style-name="ce5" table:formula="of:=SUM([.C3:.C26])" office:value-type="float" office:value="53" calcext:value-type="float">
            <text:p>53</text:p>
          </table:table-cell>
          <table:table-cell table:style-name="ce5"/>
          <table:table-cell table:style-name="ce5" office:value-type="string" calcext:value-type="string">
            <text:p>V</text:p>
          </table:table-cell>
          <table:table-cell table:style-name="ce5" table:formula="of:=([.B36]+[.B37])*LOG([.E34];2)" office:value-type="float" office:value="452.78419287128" calcext:value-type="float">
            <text:p>452,7841928712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2</text:p>
          </table:table-cell>
          <table:table-cell table:style-name="ce5" table:formula="of:=SUM([.F3:.F13])" office:value-type="float" office:value="36" calcext:value-type="float">
            <text:p>36</text:p>
          </table:table-cell>
          <table:table-cell table:style-name="ce5"/>
          <table:table-cell table:style-name="ce5" office:value-type="string" calcext:value-type="string">
            <text:p>V“</text:p>
          </table:table-cell>
          <table:table-cell table:style-name="ce5" table:formula="of:=[.E35]*LOG([.B38];2)" office:value-type="float" office:value="370.317542711604" calcext:value-type="float">
            <text:p>370,3175427116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n“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5" table:formula="of:=[.E37]/[.E36]" office:value-type="float" office:value="0.817867647638662" calcext:value-type="float">
            <text:p>0,81786764763866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“</text:p>
          </table:table-cell>
          <table:table-cell table:style-name="ce5" table:formula="of:=2*[.B35]/([.B34]*[.B37])" office:value-type="float" office:value="0.0231481481481481" calcext:value-type="float">
            <text:p>0,023148148148148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</text:p>
          </table:table-cell>
          <table:table-cell table:style-name="ce5" table:formula="of:=[.E36]/([.E39]*2)" office:value-type="float" office:value="9780.13856601965" calcext:value-type="float">
            <text:p>9780,13856601965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EC“</text:p>
          </table:table-cell>
          <table:table-cell table:style-name="ce5" table:formula="of:=[.E36]/[.E38]" office:value-type="float" office:value="553.615483114601" calcext:value-type="float">
            <text:p>553,615483114601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1/[.E39]" office:value-type="float" office:value="43.2" calcext:value-type="float">
            <text:p>43,2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T</text:p>
          </table:table-cell>
          <table:table-cell table:style-name="ce5" table:formula="of:=[.E40]/18" office:value-type="float" office:value="543.341031445536" calcext:value-type="float">
            <text:p>543,341031445536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I</text:p>
          </table:table-cell>
          <table:table-cell table:style-name="ce5" table:formula="of:=[.E36]/[.E42]" office:value-type="float" office:value="10.4811155757241" calcext:value-type="float">
            <text:p>10,4811155757241</text:p>
          </table:table-cell>
          <table:table-cell table:number-columns-repeated="1019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d</text:p>
          </table:table-cell>
          <table:table-cell table:style-name="ce5" table:formula="of:=[.E38]^2*[.E36]" office:value-type="float" office:value="302.87073753687" calcext:value-type="float">
            <text:p>302,87073753687</text:p>
          </table:table-cell>
          <table:table-cell table:number-columns-repeated="1019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6:43:06.976888785</meta:creation-date>
    <dc:date>2020-02-19T18:00:31.992142368</dc:date>
    <meta:editing-duration>PT15M1S</meta:editing-duration>
    <meta:editing-cycles>2</meta:editing-cycles>
    <meta:generator>LibreOffice/6.0.7.3$Linux_X86_64 LibreOffice_project/00m0$Build-3</meta:generator>
    <meta:document-statistic meta:table-count="3" meta:cell-count="423" meta:object-count="0"/>
  </office:meta>
</office:document-meta>
</file>